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04f6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o comprendamos qué representa la ingeniería de software. El término está hecho de dos palabras, software e ingeniería.<text:line-break/><text:line-break/>El software es más que un simple código de programa. Un programa es un código ejecutable, que tiene algún propósito computacional. Se considera que el software es una recopilación de código de programación ejecutable, bibliotecas y documentos asociadas. El software, cuando se hace para un requisito específico, se llama producto de software.<text:line-break/><text:line-break/>La ingeniería, por otro lado, se trata de desarrollar productos, utilizando principios y métodos científicos bien definidos.<text:line-break/><text:line-break/>Ingeniería de software<text:line-break/><text:line-break/>La ingeniería de software es una rama de ingeniería asociada con el desarrollo del producto de software que utiliza principios, métodos y procedimientos científicos bien definidos. El resultado de la ingeniería de software es un producto de software eficiente y confiable.<text:line-break/>Definiciones</text:p>
      <text:p text:style-name="P1"/>
      <text:p text:style-name="P1">IEEE define la ingeniería de software como:<text:line-break/><text:line-break/> <text:s text:c="3"/>(1) la aplicación de un enfoque sistemático, disciplinado y cuantificable para el desarrollo, la operación y el mantenimiento del software; Es decir, la aplicación de ingeniería a software.<text:line-break/><text:line-break/> <text:s text:c="3"/>(2) El estudio de los enfoques como en la declaración anterior.<text:line-break/><text:line-break/>Fritz Bauer, un científico informático alemán, define la ingeniería de software como:<text:line-break/><text:line-break/> <text:s text:c="3"/>La ingeniería de software es el establecimiento y el uso de principios de ingeniería de sonido para obtener un software económico que sea confiable y funcione de manera eficiente en máquinas reales.<text:line-break/><text:line-break/>Evolución del software<text:line-break/><text:line-break/>El proceso de desarrollo de un producto de software que utiliza principios y métodos de ingeniería de <text:soft-page-break/>software se conoce como evolución del software. Esto incluye el desarrollo inicial de software y su mantenimiento y actualizaciones, hasta que se desarrolle el producto de software deseado, lo que satisface los requisitos esperados.<text:line-break/><text:line-break/>Evolución del software<text:line-break/><text:line-break/>La evolución comienza desde el proceso de recolección de requisitos. Después de lo cual los desarrolladores crean un prototipo del software previsto y lo muestran a los usuarios para obtener sus comentarios en la etapa inicial del desarrollo de productos de software. Los usuarios sugieren cambios, en los cuales varias actualizaciones y mantenimiento consecutivos siguen cambiando también. Este proceso cambia al software original, hasta que se logra el software deseado.<text:line-break/><text:line-break/>Incluso después de que el usuario haya deseado el software en cuestión, la tecnología de avance y los requisitos cambiantes obligan al producto de software a cambiar en consecuencia. No es factible recrear software desde cero y ir uno a uno con requisitos. La única solución factible y económica es actualizar el software existente para que coincida con los últimos requisitos.<text:line-break/>Leyes de evolución del software</text:p>
      <text:p text:style-name="P1"/>
      <text:p text:style-name="P1">Lehman ha otorgado leyes para la evolución del software. Dividió el software en tres categorías diferentes:<text:line-break/><text:line-break/> <text:s text:c="3"/>S-Type (de tipo estático): este es un software, que funciona estrictamente de acuerdo con las especificaciones y soluciones definidas. La solución y el método para lograrlo, ambos se entienden inmediatamente antes de codificar. El software de tipo S está menos sometido a cambios, por lo tanto, este es el más simple de todos. Por ejemplo, el programa de calculadora para el cálculo matemático.<text:line-break/> <text:s text:c="3"/>P-Type (Tipo práctico): este es un software con una colección de procedimientos. Esto se define exactamente por qué pueden hacer los procedimientos. En este software, las especificaciones se pueden describir, pero la solución no es obvia al instante. Por ejemplo, software de juego.<text:line-break/> <text:s text:c="3"/>E-Type (Tipo integrado): este software funciona de cerca como el requisito del entorno del mundo real. Este software tiene un alto grado de evolución, ya que hay varios cambios en las leyes, impuestos, etc. en las situaciones del mundo real. Por ejemplo, software de comercio en línea.<text:line-break/><text:line-break/>Evolución del software de tipo E<text:line-break/><text:soft-page-break/><text:line-break/>Lehman ha otorgado ocho leyes para la evolución del software de tipo E -<text:line-break/><text:line-break/> <text:s text:c="3"/>Cambio continuo: un sistema de software de tipo E debe continuar adaptándose a los cambios del mundo real, de lo contrario, se vuelve progresivamente menos útil.<text:line-break/> <text:s text:c="3"/>El aumento de la complejidad: a medida que evoluciona un sistema de software de tipo E, su complejidad tiende a aumentar a menos que se realice el trabajo para mantenerlo o reducirlo.<text:line-break/> <text:s text:c="3"/>Conservación de la familiaridad: la familiaridad con el software o el conocimiento sobre cómo se desarrolló, por qué se desarrolló de esa manera particular, etc. debe retenirse a cualquier costo, para implementar los cambios en el sistema.<text:line-break/> <text:s text:c="3"/>Crecimiento continuo: para que un sistema de tipo E pretende resolver algunos problemas comerciales, su tamaño de implementar los cambios crece de acuerdo con los cambios en el estilo de vida del negocio.<text:line-break/> <text:s text:c="3"/>Reducción de la calidad: un sistema de software de tipo E disminuye en calidad a menos que se mantenga rigurosamente y se adapte a un entorno operativo cambiante.<text:line-break/> <text:s text:c="3"/>Sistemas de retroalimentación: los sistemas de software de tipo E constituyen sistemas de retroalimentación de múltiples saltos y múltiples niveles y deben tratarse como tales para modificarse o mejorarse con éxito.<text:line-break/> <text:s text:c="3"/>Autorregulación: los procesos de evolución del sistema de tipo E se autorregulan con la distribución de medidas de productos y procesos cercanos a la normalidad.<text:line-break/> <text:s text:c="3"/>Estabilidad organizacional: la tasa promedio de actividad global efectiva en un sistema de tipo E en evolución es invariante durante la vida del producto.</text:p>
      <text:p text:style-name="P1"/>
      <text:p text:style-name="P1">Paradigmas de software<text:line-break/><text:line-break/>Los paradigmas de software se refieren a los métodos y pasos, que se toman al diseñar el software. Hay muchos métodos propuestos y están en trabajo hoy, pero necesitamos ver en dónde se encuentran en la ingeniería de software estos paradigmas. Estos se pueden combinar en varias categorías, aunque cada una de ellas está contenida entre sí:<text:line-break/><text:line-break/>Evolución del software<text:line-break/><text:line-break/>El paradigma de programación es un subconjunto de paradigma de diseño de software que es un <text:soft-page-break/>subconjunto de paradigma de desarrollo de software.<text:line-break/>Paradigma de desarrollo de software<text:line-break/><text:line-break/>Este paradigma se conoce como paradigmas de ingeniería de software donde se aplican todos los conceptos de ingeniería relacionados con el desarrollo del software. Incluye varias investigaciones y reuniones de requisitos que ayudan al producto de software a construir. Consiste en -<text:line-break/><text:line-break/> <text:s text:c="3"/>Recolección de requisitos<text:line-break/> <text:s text:c="3"/>Diseño de software<text:line-break/> <text:s text:c="3"/>Programación<text:line-break/><text:line-break/>Paradigma de diseño de software<text:line-break/><text:line-break/>Este paradigma es parte del desarrollo de software e incluye -<text:line-break/><text:line-break/> <text:s text:c="3"/>Diseño<text:line-break/> <text:s text:c="3"/>Mantenimiento<text:line-break/> <text:s text:c="3"/>Programación<text:line-break/><text:line-break/>Paradigma de programación<text:line-break/><text:line-break/>Este paradigma está relacionado estrechamente con el aspecto de programación del desarrollo de software. Esto incluye -<text:line-break/><text:line-break/> <text:s text:c="3"/>Codificación<text:line-break/> <text:s text:c="3"/>Pruebas<text:line-break/> <text:s text:c="3"/>Integración<text:line-break/><text:line-break/>Necesidad de ingeniería de software</text:p>
      <text:p text:style-name="P1"/>
      <text:p text:style-name="P2">La necesidad de ingeniería de software surge debido a una mayor tasa de cambio en los requisitos y el entorno del usuario en el que funciona el software.<text:line-break/><text:line-break/><text:soft-page-break/> <text:s text:c="3"/>Software grande: es más fácil construir una pared que para una casa o edificio, del mismo modo, ya que el tamaño del software se convierte en una gran ingeniería tiene que dar un paso para darle un proceso científico.</text:p>
      <text:p text:style-name="P2"><text:line-break/> <text:s text:c="3"/>Escalabilidad: si el proceso de software no se basara en conceptos científicos y de ingeniería, sería más fácil recrear un nuevo software que escalar uno existente.</text:p>
      <text:p text:style-name="P2"><text:line-break/> <text:s text:c="3"/>El costo: como la industria del hardware ha demostrado que sus habilidades y la gran fabricación tienen un precio más bajo en el precio de la computadora y el hardware electrónico. Pero el costo del software sigue siendo alto si el proceso adecuado no se adapta.</text:p>
      <text:p text:style-name="P2"><text:line-break/> <text:s text:c="3"/>Naturaleza dinámica: la naturaleza siempre en crecimiento y adaptación del software depende enormemente del entorno en el que trabaja el usuario. Si la naturaleza del software siempre está cambiando, se deben realizar nuevas mejoras en la existente. Aquí es donde la ingeniería de software juega un buen papel.</text:p>
      <text:p text:style-name="P2"><text:line-break/> <text:s text:c="3"/>Gestión de calidad: un mejor proceso de desarrollo de software proporciona un producto de software mejor y de calidad.<text:line-break/><text:line-break/>Características del buen software<text:line-break/><text:line-break/>Se puede juzgar un producto de software por lo que ofrece y qué tan bien se puede usar. Este software debe satisfacer los siguientes motivos:<text:line-break/><text:line-break/> <text:s text:c="3"/>Operacional<text:line-break/> <text:s text:c="3"/>Transicional<text:line-break/> <text:s text:c="3"/>Mantenimiento<text:line-break/><text:line-break/>Se espera que el software bien diseñado y elaborado tenga las siguientes características:<text:line-break/>Operacional<text:line-break/><text:line-break/>Esto nos dice qué tan bien funciona el software en las operaciones. Se puede medir en:<text:line-break/><text:line-break/><text:soft-page-break/> <text:s text:c="3"/>Presupuesto<text:line-break/> <text:s text:c="3"/>Usabilidad<text:line-break/> <text:s text:c="3"/>Eficiencia<text:line-break/> <text:s text:c="3"/>Exactitud<text:line-break/> <text:s text:c="3"/>Funcionalidad<text:line-break/> <text:s text:c="3"/>Confianza<text:line-break/> <text:s text:c="3"/>Seguridad<text:line-break/> <text:s text:c="3"/>La seguridad<text:line-break/><text:line-break/>Transicional<text:line-break/><text:line-break/>Este aspecto es importante cuando el software se mueve de una plataforma a otra:<text:line-break/><text:line-break/> <text:s text:c="3"/>Portabilidad<text:line-break/> <text:s text:c="3"/>Interoperabilidad<text:line-break/> <text:s text:c="3"/>Reutilización<text:line-break/> <text:s text:c="3"/>Adaptabilidad<text:line-break/><text:line-break/>Mantenimiento<text:line-break/><text:line-break/>Este aspecto informa qué tan bien un software tiene las capacidades de mantenerse en el entorno en constante cambio:<text:line-break/><text:line-break/> <text:s text:c="3"/>Modularidad<text:line-break/> <text:s text:c="3"/>Mantenimiento<text:line-break/> <text:s text:c="3"/>Flexibilidad<text:line-break/> <text:s text:c="3"/>Escalabilidad<text:line-break/><text:line-break/>En resumen, Software Engineering es una rama de la informática, que utiliza conceptos de ingeniería bien definidos necesarios para producir productos eficientes, duraderos, escalables, en el presupuesto y de software a tiemp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3:42:10.614000000</dc:date>
    <meta:editing-duration>PT5M32S</meta:editing-duration>
    <meta:editing-cycles>6</meta:editing-cycles>
    <meta:generator>LibreOffice/7.3.1.3$Windows_X86_64 LibreOffice_project/a69ca51ded25f3eefd52d7bf9a5fad8c90b87951</meta:generator>
    <meta:document-statistic meta:table-count="0" meta:image-count="0" meta:object-count="0" meta:page-count="6" meta:paragraph-count="9" meta:word-count="1379" meta:character-count="9180" meta:non-whitespace-character-count="7575"/>
  </office:meta>
</office:document-meta>
</file>